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49in" svg:x="5.0516in" svg:y="0.889in">
            <draw:object draw:notify-on-update-of-ranges="Sheet1.A5:Sheet1.A5 Sheet1.A5:Sheet1.A11 Sheet1.B1:Sheet1.B4 Sheet1.B5:Sheet1.B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Constraint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Z3 Query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4" calcext:value-type="float">
            <text:p>34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8" calcext:value-type="float">
            <text:p>58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6" calcext:value-type="float">
            <text:p>86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4" calcext:value-type="float">
            <text:p>94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14" calcext:value-type="float">
            <text:p>114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22" calcext:value-type="float">
            <text:p>122</text:p>
          </table:table-cell>
          <table:table-cell office:value-type="float" office:value="700" calcext:value-type="float">
            <text:p>7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1:29:23.007858023</meta:creation-date>
    <dc:date>2018-01-21T13:53:32.696327175</dc:date>
    <meta:editing-duration>PT1H53M48S</meta:editing-duration>
    <meta:editing-cycles>1</meta:editing-cycles>
    <meta:document-statistic meta:table-count="1" meta:cell-count="32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0.13cm" svg:y="4.203cm" style:legend-expansion="high" chart:style-name="ch2"/>
        <chart:plot-area chart:style-name="ch3" table:cell-range-address="Sheet1.A5:Sheet1.B11 Sheet1.B1:Sheet1.B4" chart:data-source-has-labels="both" svg:x="1.33cm" svg:y="0.18cm" svg:width="8.481cm" svg:height="7.664cm">
          <chartooo:coordinate-region svg:x="2.137cm" svg:y="0.38cm" svg:width="7.395cm" svg:height="6.817cm"/>
          <chart:axis chart:dimension="x" chart:name="primary-x" chart:style-name="ch4" chartooo:axis-type="auto">
            <chartooo:date-scale/>
            <chart:title svg:x="3.145cm" svg:y="8.024cm" chart:style-name="ch5">
              <text:p>Total Length of String Constraints</text:p>
            </chart:title>
            <chart:categories table:cell-range-address="Sheet1.A5:Sheet1.A11"/>
          </chart:axis>
          <chart:axis chart:dimension="y" chart:name="primary-y" chart:style-name="ch4">
            <chart:title svg:x="0.451cm" svg:y="5.974cm" chart:style-name="ch6">
              <text:p>Num Seconds for z3 query</text:p>
            </chart:title>
            <chart:grid chart:style-name="ch7" chart:class="major"/>
          </chart:axis>
          <chart:series chart:style-name="ch8" chart:values-cell-range-address="Sheet1.B5:Sheet1.B11" chart:label-cell-address="Sheet1.B1:Sheet1.B4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Num Seconds Z3 Query</text:p>
                <text:list>
                  <text:list-item>
                    <text:p>Total</text:p>
                  </text:list-item>
                  <text:list-item>
                    <text:p>Num</text:p>
                  </text:list-item>
                  <text:list-item>
                    <text:p>Seconds</text:p>
                  </text:list-item>
                  <text:list-item>
                    <text:p>Z3 Query</text:p>
                  </text:list-item>
                </text:list>
                <draw:g>
                  <svg:desc>Sheet1.B1:Sheet1.B4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5:Sheet1.A11</svg:desc>
                </draw:g>
              </table:table-cell>
              <table:table-cell office:value-type="float" office:value="18">
                <text:p>18</text:p>
                <draw:g>
                  <svg:desc>Sheet1.B5:Sheet1.B11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22">
                <text:p>1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